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Damian Gabriel-Mihai – 1308B</text:p>
      <text:p text:style-name="Standard"/>
      <text:p text:style-name="P2">Marime 3-----&gt;</text:p>
      <text:p text:style-name="P3"/>
      <text:p text:style-name="Standard">BNF:</text:p>
      <text:p text:style-name="Standard">&lt;nume&gt; ::= "C" "h" "e" "l" "a" "r" "a" "s" "u" " " "E" "l" "e" "n" "a"</text:p>
      <text:p text:style-name="Standard">&lt;grupa&gt; ::= "1" "3" "0" "8" "B"</text:p>
      <text:p text:style-name="Standard">&lt;expresie&gt; ::= &lt;nume&gt; " " "-" " " &lt;grupa&gt;</text:p>
      <text:p text:style-name="Standard"/>
      <text:p text:style-name="Standard">EBNF:</text:p>
      <text:p text:style-name="Standard">Expresie = Nume, " ", "-", " ", Grupa ;</text:p>
      <text:p text:style-name="Standard">Nume = "C" "h" "e" "l" "a" "r" "a" "s" "u" " " "E" "l" "e" "n" "a";</text:p>
      <text:p text:style-name="Standard">Grupa = <text:s/>"1" "3" "0" "8" "B";</text:p>
      <text:p text:style-name="Standard"/>
      <text:p text:style-name="Standard">ABNF:</text:p>
      <text:p text:style-name="Standard">Nume = "D" "a" "m" "i" "a" "n" " " "G" "a" "b" "r" "i" "e" "l" "-" "D" "e" "n" "i" "s"<text:s/>"a";</text:p>
      <text:p text:style-name="Standard">Grupa = <text:s/>"1" "3" "0" "8" "B"</text:p>
      <text:p text:style-name="Standard">Expresie = Nume." "."-"." ".Grupa ;</text:p>
      <text:p text:style-name="Standard"/>
      <text:p text:style-name="P4">Marime 4-----&gt;</text:p>
      <text:p text:style-name="Standard">BNF:</text:p>
      <text:p text:style-name="Standard">&lt;nume&gt; ::= "C" "h" "e" "l" "a" "r" "a" "s" "u"</text:p>
      <text:p text:style-name="Standard">&lt;prenume&gt; ::= "E" "l" "e" "n" "a"</text:p>
      <text:p text:style-name="Standard">&lt;grupa&gt; ::= "1" "3" "0" "8" "B"</text:p>
      <text:p text:style-name="Standard">&lt;expresie&gt; ::= &lt;nume&gt; " " &lt;prenume&gt; " " "-" " " &lt;grupa&gt;</text:p>
      <text:p text:style-name="Standard"/>
      <text:p text:style-name="Standard">EBNF:</text:p>
      <text:p text:style-name="Standard">Expresie = Nume, " ", Separator, " ", Grupa ;</text:p>
      <text:p text:style-name="Standard">Nume = "D" "a" "m" "i" "a" "n" " " "G" "a" "b" "r" "i" "e" "l" "-" "M" "i" "h" "a" "i";</text:p>
      <text:p text:style-name="Standard">Grupa = <text:s/>"1" "3" "0" "8" "B";</text:p>
      <text:p text:style-name="Standard">Separator = "-";</text:p>
      <text:p text:style-name="Standard"/>
      <text:p text:style-name="Standard">ABNF:</text:p>
      <text:p text:style-name="Standard">Nume = "D" "a" "m" "i" "a" "n" " " "G" "a" "b" "r" "i" "e" "l" "-" "M" "i" "h" "a" "i";</text:p>
      <text:p text:style-name="Standard">Grupa = <text:s/>"1" "3" "0" "8" "B";</text:p>
      <text:p text:style-name="Standard">Separator = "-";</text:p>
      <text:p text:style-name="Standard">Expresie = Nume." ".Separator." ".Grupa ;</text:p>
      <text:p text:style-name="Standard"/>
      <text:p text:style-name="P5">Marime 5----→</text:p>
      <text:p text:style-name="Standard">BNF:</text:p>
      <text:p text:style-name="Standard">&lt;nume&gt; ::= "C" "h" "e" "l" "a" "r" "a" "s" "u"</text:p>
      <text:p text:style-name="Standard">&lt;prenume&gt; ::= "E" "l" "e" "n" "a"</text:p>
      <text:p text:style-name="Standard">&lt;spatiu&gt; ::= " "</text:p>
      <text:p text:style-name="Standard">&lt;grupa&gt; ::= "1" "3" "0" "8" "B"</text:p>
      <text:p text:style-name="Standard">&lt;expresie&gt; ::= &lt;nume&gt; &lt;spatiu&gt; &lt;prenume&gt; &lt;spatiu&gt; "-" &lt;spatiu&gt; &lt;grupa&gt;</text:p>
      <text:p text:style-name="Standard"/>
      <text:p text:style-name="Standard">EBNF:</text:p>
      <text:p text:style-name="Standard">Nume = "D" "a" "m" "i" "a" "n";</text:p>
      <text:soft-page-break/>
      <text:p text:style-name="Standard">Prenume = "G" "a" "b" "r" "i" "e" "l" "-" "M" "i" "h" "a"<text:s/>"i";</text:p>
      <text:p text:style-name="Standard">Grupa = <text:s/>"1" "3" "0" "8" "B";</text:p>
      <text:p text:style-name="Standard">Separator = "-";</text:p>
      <text:p text:style-name="Standard">Expresie = Nume, " ", Prenume, " ", Separator, " ", Grupa ;</text:p>
      <text:p text:style-name="Standard"/>
      <text:p text:style-name="Standard"/>
      <text:p text:style-name="Standard">ABNF:</text:p>
      <text:p text:style-name="Standard">Nume = "D" "a" "m" "i" "a" "n";</text:p>
      <text:p text:style-name="Standard">Prenume = "G" "a" "b" "r" "i" "e" "l" "-" "M" "i" "h" "a" "i";</text:p>
      <text:p text:style-name="Standard">Grupa = <text:s/>"1" "3" "0" "8" "B";</text:p>
      <text:p text:style-name="Standard">Separator = "-";</text:p>
      <text:p text:style-name="Standard">Expresie = Nume." ".Prenume." ".Separator." ".Grupa ;</text:p>
      <text:p text:style-name="Standard"/>
      <text:p text:style-name="Standard"/>
      <text:p text:style-name="Standard">Marime 6----→</text:p>
      <text:p text:style-name="Standard">BNF:</text:p>
      <text:p text:style-name="Standard">&lt;nume&gt; ::= "C" "h" "e" "l" "a" "r" "a" "s" "u"</text:p>
      <text:p text:style-name="Standard">&lt;prenume&gt; ::= "E" "l" "e" "n" "a"</text:p>
      <text:p text:style-name="Standard">&lt;spatiu&gt; ::= " "</text:p>
      <text:p text:style-name="Standard">&lt;grupa&gt; ::= "1" "3" "0" "8"</text:p>
      <text:p text:style-name="Standard">&lt;semigrupa&gt; ::= "B"</text:p>
      <text:p text:style-name="Standard">&lt;expresie&gt; ::= &lt;nume&gt; &lt;spatiu&gt; &lt;prenume&gt; &lt;spatiu&gt; "-" &lt;spatiu&gt; &lt;grupa&gt; &lt;semigrupa&gt;</text:p>
      <text:p text:style-name="Standard"/>
      <text:p text:style-name="Standard">EBNF:</text:p>
      <text:p text:style-name="Standard">Expresie = Nume, " ", Prenume, " ", Separator, " ", Grupa , Nrgrupa;</text:p>
      <text:p text:style-name="Standard">Nume = "D" "a" "m" "i" "a" "n";</text:p>
      <text:p text:style-name="Standard">Prenume = "G" "a" "b" "r" "i" "e" "l" "-" "M" "i" "h" "a" "i";</text:p>
      <text:p text:style-name="Standard">Grupa =<text:s/><text:s/>"1" "3" "0" "8";</text:p>
      <text:p text:style-name="Standard">Nrgrupa = "B";</text:p>
      <text:p text:style-name="Standard">Separator = "-";</text:p>
      <text:p text:style-name="Standard"/>
      <text:p text:style-name="Standard">ABNF:</text:p>
      <text:p text:style-name="Standard">Nume = "D" "a" "m" "i" "a" "n";</text:p>
      <text:p text:style-name="Standard">Prenume = "G" "a" "b" "r" "i" "e" "l" "-" "M" "i" "h" "a" "i";</text:p>
      <text:p text:style-name="Standard">Grupa = <text:s/>"1" "3" "0" "8";</text:p>
      <text:p text:style-name="Standard">Nrgrupa = "B";</text:p>
      <text:p text:style-name="Standard">Separator = "-";</text:p>
      <text:p text:style-name="Standard">Expresie = Nume." ".Prenume."<text:s/>".Separator." ".Grupa.Nrgrupa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Elena Chelarasu</dc:creator>
    <meta:creation-date>2022-06-11T14:53:00Z</meta:creation-date>
    <dc:date>2022-06-11T15:01:00Z</dc:date>
    <meta:template xlink:href="Normal.dotm" xlink:type="simple"/>
    <meta:editing-cycles>12</meta:editing-cycles>
    <meta:editing-duration>PT1680S</meta:editing-duration>
    <meta:document-statistic meta:page-count="2" meta:paragraph-count="4" meta:word-count="358" meta:character-count="2400" meta:row-count="17" meta:non-whitespace-character-count="2046"/>
  </office:meta>
</office:document-meta>
</file>